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pt" fo:country="BR" officeooo:rsid="0004db75" officeooo:paragraph-rsid="0004db75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pt" fo:country="BR" officeooo:rsid="0004db75" officeooo:paragraph-rsid="0004db75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pt" fo:country="BR" officeooo:rsid="0004db75" officeooo:paragraph-rsid="0005c8db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pt" fo:country="BR" officeooo:rsid="0004db75" officeooo:paragraph-rsid="0005df70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pt" fo:country="BR" officeooo:rsid="0004db75" officeooo:paragraph-rsid="00069316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pt" fo:country="BR" officeooo:rsid="00069316" officeooo:paragraph-rsid="00069316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pt" fo:country="BR" officeooo:rsid="00069316" officeooo:paragraph-rsid="0007fe35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pt" fo:country="BR" officeooo:rsid="00096e0a" officeooo:paragraph-rsid="00096e0a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pt" fo:country="BR" officeooo:rsid="000bfef1" officeooo:paragraph-rsid="000bfef1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pt" fo:country="BR" officeooo:rsid="000ca802" officeooo:paragraph-rsid="000ca802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pt" fo:country="BR" officeooo:rsid="000d80f7" officeooo:paragraph-rsid="000d80f7"/>
    </style:style>
    <style:style style:name="P12" style:family="paragraph" style:parent-style-name="Standard">
      <style:paragraph-properties fo:text-align="justify" style:justify-single-word="false"/>
      <style:text-properties style:font-name="Times New Roman" fo:language="pt" fo:country="BR" officeooo:rsid="000edee3" officeooo:paragraph-rsid="000edee3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pt" fo:country="BR" officeooo:rsid="000edee3" officeooo:paragraph-rsid="000edee3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pt" fo:country="BR" officeooo:rsid="00139bbc" officeooo:paragraph-rsid="00139bbc"/>
    </style:style>
    <style:style style:name="P15" style:family="paragraph" style:parent-style-name="Standard">
      <style:paragraph-properties fo:text-align="justify" style:justify-single-word="false"/>
      <style:text-properties style:font-name="Times New Roman" fo:language="pt" fo:country="BR" fo:font-weight="normal" officeooo:rsid="00139bbc" officeooo:paragraph-rsid="00139bbc" style:font-weight-asian="normal" style:font-weight-complex="normal"/>
    </style:style>
    <style:style style:name="T1" style:family="text">
      <style:text-properties officeooo:rsid="0005c8db"/>
    </style:style>
    <style:style style:name="T2" style:family="text">
      <style:text-properties officeooo:rsid="0005df70"/>
    </style:style>
    <style:style style:name="T3" style:family="text">
      <style:text-properties officeooo:rsid="00069316"/>
    </style:style>
    <style:style style:name="T4" style:family="text">
      <style:text-properties officeooo:rsid="0007fe35"/>
    </style:style>
    <style:style style:name="T5" style:family="text">
      <style:text-properties officeooo:rsid="00096e0a"/>
    </style:style>
    <style:style style:name="T6" style:family="text">
      <style:text-properties officeooo:rsid="000bfef1"/>
    </style:style>
    <style:style style:name="T7" style:family="text">
      <style:text-properties officeooo:rsid="000ca802"/>
    </style:style>
    <style:style style:name="T8" style:family="text">
      <style:text-properties fo:font-style="italic" officeooo:rsid="000ca802" style:font-style-asian="italic" style:font-style-complex="italic"/>
    </style:style>
    <style:style style:name="T9" style:family="text">
      <style:text-properties officeooo:rsid="000d80f7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hamento de Requisitos Funcionais do Projeto</text:p>
      <text:p text:style-name="P1"/>
      <text:p text:style-name="P2">RF1 – <text:span text:style-name="T1">Sistema de Renderização</text:span></text:p>
      <text:p text:style-name="P2">Descrição: <text:span text:style-name="T1">O jogo deve conter um sistema de renderização capaz projetar na tela sprites 2D, contendo operações de rotação, redimensão, movimentação </text:span><text:span text:style-name="T2">e mudança de cor</text:span><text:span text:style-name="T1">.</text:span></text:p>
      <text:p text:style-name="P2"/>
      <text:p text:style-name="P2">RF2 – <text:span text:style-name="T1">Sistema de Layers de Renderização</text:span></text:p>
      <text:p text:style-name="P2">Descrição: <text:span text:style-name="T1">O próprio sistema de renderização deve ser capaz de realizar a Pipeline de renderização levando em conta Layers (camadas) a fim de gerar uma ilusão de perspectiva Isométrica.</text:span></text:p>
      <text:p text:style-name="P2"/>
      <text:p text:style-name="P2">RF3 – <text:span text:style-name="T1">Sistema de Input Via Teclado</text:span></text:p>
      <text:p text:style-name="P2">Descrição: <text:span text:style-name="T1">O jogo deve lidar com o input via teclado, deve conter um sistema para lidar com todos os eventos vindos deste </text:span><text:span text:style-name="T2">(KeyPressed,KeyReleased etc)</text:span><text:span text:style-name="T1">.</text:span></text:p>
      <text:p text:style-name="P2"/>
      <text:p text:style-name="P2">RF4 – <text:span text:style-name="T1">Jogador Offline e único</text:span></text:p>
      <text:p text:style-name="P2">Descrição: <text:span text:style-name="T1">O jogo deve ser exclusivamente offline e deve possuir apenas um jogador simultâneo.</text:span></text:p>
      <text:p text:style-name="P2"/>
      <text:p text:style-name="P3">RF<text:span text:style-name="T1">5</text:span> – <text:span text:style-name="T1">Movimento Quad-direcional</text:span></text:p>
      <text:p text:style-name="P3">Descrição: <text:span text:style-name="T1">O jogador deve poder se movimentar em apenas 4 direções no mundo, exclusivas (Norte, Sul, Leste e Oeste).</text:span></text:p>
      <text:p text:style-name="P3"/>
      <text:p text:style-name="P4">RF<text:span text:style-name="T2">6</text:span> – <text:span text:style-name="T2">Sistema de Animação Baseado em SpriteSheets</text:span></text:p>
      <text:p text:style-name="P4">Descrição: <text:s/><text:span text:style-name="T2">O jogo deve possuir um sistema de animação funcionando a base de SpriteSheets, onde a janela de textura desliza em um atlas para dar a impressão de movimento.</text:span></text:p>
      <text:p text:style-name="P4"/>
      <text:p text:style-name="P4">RF<text:span text:style-name="T2">7</text:span> – <text:span text:style-name="T2">Suporte Para Shaders GLSL</text:span></text:p>
      <text:p text:style-name="P4">Descrição: <text:span text:style-name="T2">O jogo deve ter suporte para Shaders de Fragmento GLSL em pelo menos versão 1.2, a fim de incrementar a qualidade gráfica e se possível, um sistema de iluminação simples.</text:span></text:p>
      <text:p text:style-name="P4"/>
      <text:p text:style-name="P4">RF<text:span text:style-name="T2">8</text:span> – <text:span text:style-name="T2">Carregamento de Níveis Via Arquivo</text:span></text:p>
      <text:p text:style-name="P4">Descrição: <text:span text:style-name="T2">O jogo deve poder carregar os níveis através de arquivos externos que serão armazenados as informações sobre o nível.</text:span></text:p>
      <text:p text:style-name="P4"/>
      <text:p text:style-name="P5">RF<text:span text:style-name="T3">9</text:span> – <text:span text:style-name="T3">Níveis Baseados em Tiles</text:span></text:p>
      <text:p text:style-name="P5">Descrição: <text:s/><text:span text:style-name="T3">Similar a construção de jogos estilo RPGMaker, o jogo deve ter toda a sua construção de mundo baseado em Blocos (Tiles)</text:span></text:p>
      <text:p text:style-name="P5"/>
      <text:p text:style-name="P6">RF10- Sistema de Colisão</text:p>
      <text:p text:style-name="P6">Descrição: O jogo deve possuir um sistema de colisão para o jogador e inimigos, a fim que esses não atravessem objetos que possuem colisão ativa nem paredes.</text:p>
      <text:p text:style-name="P6"/>
      <text:p text:style-name="P6">RF11- Sistema de UI de Jogo</text:p>
      <text:p text:style-name="P6">Descrição: O jogo deve possuir uma interface durante o jogo contendo informação vital para a jogabilidade. Sendo as informações: Vida, Hora, Local prioridades em relação as outras.</text:p>
      <text:p text:style-name="P6"/>
      <text:p text:style-name="P7">RF1<text:span text:style-name="T4">2</text:span>- <text:span text:style-name="T4">Sistema de Dialogo com leitura de Arquivos Externos</text:span></text:p>
      <text:p text:style-name="P7">Descrição: <text:span text:style-name="T5">O jogo deve conter um sistema simples de dialogo sem escolhas que faz o uso de arquivos externos para guardar os dados do dialogo (Tal como linhas, Quem está falando etc.).</text:span></text:p>
      <text:p text:style-name="P7"/>
      <text:p text:style-name="P8">RF13- Sistema de Combate em Turnos</text:p>
      <text:p text:style-name="P8">Descrição: <text:span text:style-name="T6">O jogo deve conter um sistema de combate em turnos similar a de RPG’s antigos tal como Pokemon ou Final Fantasy.</text:span></text:p>
      <text:p text:style-name="P9"><text:soft-page-break/></text:p>
      <text:p text:style-name="P9">RF14-IA de combate para NPC’s</text:p>
      <text:p text:style-name="P9">Descrição: O sistema de combate deve ter uma IA para existir de fato o combate entre Player e NPC, a IA deve tomar decisões minimamente coerentes e racionais a frente das escolhas no turno dela.</text:p>
      <text:p text:style-name="P9"/>
      <text:p text:style-name="P9">RF15- <text:span text:style-name="T7">Permanência de Dados entre Seções do Jogo</text:span></text:p>
      <text:p text:style-name="P9">Descrição: <text:span text:style-name="T7">Comumente conhecido como Sistema de </text:span><text:span text:style-name="T8">Save</text:span><text:span text:style-name="T7">, o jogo deve manter o estado do Player e a sua progressão entre diferentes seções de jogo.</text:span></text:p>
      <text:p text:style-name="P9"/>
      <text:p text:style-name="P10">RF16- Sistema de Inventário</text:p>
      <text:p text:style-name="P10">Descrição: O jogo deve possuir um inventário de itens no qual o jogador tem acesso e pode mexer em seus itens.</text:p>
      <text:p text:style-name="P10"/>
      <text:p text:style-name="P10">RF17- Sistema de Equipament<text:span text:style-name="T9">o</text:span>/Armamento</text:p>
      <text:p text:style-name="P10">Descrição: O jogo deve possuir um sistema no qual o jogador pode mexer no seu equipamento e armamento, muito ligado ao inventário mas um sistema separado pois é necessária interação muito próxima com o combate.</text:p>
      <text:p text:style-name="P10"/>
      <text:p text:style-name="P11">RF18- Sistema de Magia</text:p>
      <text:p text:style-name="P11">Descrição: O jogo deve possuir um sistema para o uso de magias, tanto em combate quanto fora dele. Magias devem usar um sistema de Uso e Descanso, similar ao RPG de mesa D&amp;D.</text:p>
      <text:p text:style-name="P11"/>
      <text:p text:style-name="P11">RF19-Passagem do Tempo</text:p>
      <text:p text:style-name="P11">Descrição: O jogo deve simular a passagem do tempo em seu mundo. Isso inclui um ciclo Dia/Noite <text:s/>e mudanças no mundo.</text:p>
      <text:p text:style-name="P11"/>
      <text:p text:style-name="P11">RF20-IA De Comportamento para NPC’s</text:p>
      <text:p text:style-name="P12">Descrição: O jogo deve possuir uma IA de comportamento, isso é, Os NPC’s devem andar e interagir com o mundo.</text:p>
      <text:p text:style-name="P12"/>
      <text:p text:style-name="P12">RF21-Sistema de Audio</text:p>
      <text:p text:style-name="P12">Descrição: O jogo deve possuir um sistema de áudio não-direcional com até 8 canais simultâneos para músicas, efeitos sonoros e barulhos.</text:p>
      <text:p text:style-name="P12"/>
      <text:p text:style-name="P14">RF22-Sistema de Interface de Mapa</text:p>
      <text:p text:style-name="P14">Descrição: O jogo deve possuir uma interface para o mapa da área que o jogador se encontra, sendo possível ver marcações em locais importantes no mundo.</text:p>
      <text:p text:style-name="P14"/>
      <text:p text:style-name="P14">RF23-Sistema de Interface de Combate</text:p>
      <text:p text:style-name="P14">Descrição: O jogo deve possuir uma interface para o combate em turnos, contendo informações cruciais como a vida de ambos os combatentes, opções de ações Etc.</text:p>
      <text:p text:style-name="P14"/>
      <text:p text:style-name="P14">RF24-Sistema de Comercio entre NPC e Player</text:p>
      <text:p text:style-name="P14">Descrição: O jogo deve possuir a capacidade para venda e compra de itens e equipamentos em NPC’s especializados espalhados pelo mundo.</text:p>
      <text:p text:style-name="P14"><text:span text:style-name="T10"/></text:p>
      <text:p text:style-name="P14">RF25-Sistema de Consumíveis </text:p>
      <text:p text:style-name="P15">Descrição: O jogo deve possuir um sistema de consumíveis, Tais devem também ser considerados itens e pertencer ao inventário do jogador. Exemplo do consumíveis são Poções, Alimentos e Pergaminhos Mágic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4-10T20:06:54.157000000</dc:date>
    <meta:editing-duration>PT57M50S</meta:editing-duration>
    <meta:editing-cycles>5</meta:editing-cycles>
    <meta:document-statistic meta:table-count="0" meta:image-count="0" meta:object-count="0" meta:page-count="2" meta:paragraph-count="51" meta:word-count="768" meta:character-count="4687" meta:non-whitespace-character-count="3957"/>
  </office:meta>
</office:document-meta>
</file>